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P73" style:parent-style-name="TableContents" style:family="paragraph">
      <style:text-properties fo:language="ru" fo:country="RU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language="ru" fo:country="RU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language="ru" fo:country="RU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weight="bold" style:font-weight-asian="bold" style:font-weight-complex="bold" fo:language="ru" fo:country="RU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language="ru" fo:country="RU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language="ru" fo:country="RU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language="ru" fo:country="RU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P121" style:parent-style-name="TableContents" style:family="paragraph">
      <style:text-properties fo:language="ru" fo:country="RU"/>
    </style:style>
    <style:style style:name="P122" style:parent-style-name="TableContents" style:family="paragraph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P129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Сурков Роман Борис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Изменение реализации метода родительского класса в дочернем классе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TableContents"><text:span text:style-name="T22">Верхнего уровня</text:span><text:span text:style-name="T23"><text:s/>(</text:span><text:span text:style-name="T24">обычный класс), абстрактный класс (нельзя создать объект), финальный (нельзя иметь наследников), интерфейсы,<text:s/></text:span>enum<text:span text:style-name="T25"><text:s/>(перечисление), вложенные классы (статические, простые внутренние классы, анонимные классы – без явного объявления, локальный класс)</text:span></text:p>
          </table:table-cell>
        </table:table-row>
        <table:table-row table:style-name="TableRow26">
          <table:table-cell table:style-name="TableCell27">
            <text:p text:style-name="TableContents"><text:span text:style-name="T28">Как и зачем можно использовать модификатор<text:s/></text:span>final<text:span text:style-name="T29">?</text:span></text:p>
          </table:table-cell>
          <table:table-cell table:style-name="TableCell30">
            <text:p text:style-name="TableContents">Final<text:span text:style-name="T31"><text:s/></text:span>class<text:span text:style-name="T32"><text:s/>–</text:span><text:span text:style-name="T33"><text:s/>не может иметь наследников,<text:s/></text:span>Final<text:span text:style-name="T34"><text:s/></text:span>method<text:span text:style-name="T35"><text:s/></text:span><text:span text:style-name="T36">– нельзя переопределять в наследниках,<text:s/></text:span>final<text:span text:style-name="T37"><text:s/>поле/параметр метода/переменная – нельзя изменить после реализации</text:span></text:p>
          </table:table-cell>
        </table:table-row>
        <table:table-row table:style-name="TableRow38">
          <table:table-cell table:style-name="TableCell39">
            <text:p text:style-name="TableContents"><text:span text:style-name="T40">Какие есть варианты<text:s/></text:span><text:span text:style-name="T41">использования ключевого слова<text:s/></text:span>try<text:span text:style-name="T42">?</text:span></text:p>
          </table:table-cell>
          <table:table-cell table:style-name="TableCell43">
            <text:p text:style-name="TableContents"><text:span text:style-name="T44">Для того, что обработать исключения (часть блока<text:s/></text:span>try<text:span text:style-name="T45">-</text:span>catch<text:span text:style-name="T46">-</text:span>finally<text:span text:style-name="T47">)</text:span><text:span text:style-name="T48">, а также<text:s/></text:span>try<text:span text:style-name="T49"><text:s/>с ресурсами – для автоматического закрытия ресурсов, имплементирующих<text:s/></text:span>Autoclosable<text:span text:style-name="T50">.<text:s/></text:span>Try (somestream..) {}</text:p>
          </table:table-cell>
        </table:table-row>
        <table:table-row table:style-name="TableRow51">
          <table:table-cell table:style-name="TableCell52">
            <text:p text:style-name="TableContents"><text:span text:style-name="T53">Какие есть стандартные реализации интерфейса<text:s/></text:span>List<text:span text:style-name="T54"><text:s/></text:span><text:span text:style-name="T55">и в каких ситуациях их нужно использовать?</text:span></text:p>
          </table:table-cell>
          <table:table-cell table:style-name="TableCell56">
            <text:p text:style-name="TableContents"><text:span text:style-name="T57">ArrayList</text:span><text:span text:style-name="T58"><text:s/>(внутри массив)<text:s/></text:span><text:span text:style-name="T59">–</text:span><text:span text:style-name="T60"><text:s/></text:span><text:span text:style-name="T61">быстрый доступ по индексу,<text:s/></text:span><text:span text:style-name="T62">O(n)</text:span><text:span text:style-name="T63"><text:s/>поиск по значению, вставка доп элемента<text:s/></text:span><text:span text:style-name="T64">не<text:s/></text:span><text:span text:style-name="T65">в конец – до<text:s/></text:span><text:span text:style-name="T66">O(n)</text:span><text:span text:style-name="T67">, также если внутр.массив исчерпан – создается новый внутренний массив с копированием всех элементов в него (</text:span><text:span text:style-name="T68">O(n))</text:span><text:span text:style-name="T69"><text:s/>Вставка в конец<text:s/></text:span>O<text:span text:style-name="T70">(1)</text:span><text:span text:style-name="T71">.<text:s/></text:span><text:span text:style-name="T72">Использовать если часто нужно получать доступ по индексу.</text:span></text:p>
            <text:p text:style-name="P73">LinkedList<text:s/>(хранит ссылку на объект и на след.и пред. элементы). Быстрое добавление в начало и конец. Поиск по значению – всегда перебор<text:s/>O(n). Использовать если часто нужно получать доступ к первому/последнему и добавлять элементы в начало/конец.</text:p>
          </table:table-cell>
        </table:table-row>
        <table:table-row table:style-name="TableRow74">
          <table:table-cell table:style-name="TableCell75">
            <text:p text:style-name="P76">В чём основная идея стримов из пакета java.util.stream?</text:p>
          </table:table-cell>
          <table:table-cell table:style-name="TableCell77">
            <text:p text:style-name="P78">Удобство работы с наборами данных (фильтрация, сортировка и пр.)</text:p>
          </table:table-cell>
        </table:table-row>
        <table:table-row table:style-name="TableRow79">
          <table:table-cell table:style-name="TableCell80" table:number-columns-spanned="2">
            <text:p text:style-name="P81">Разное</text:p>
          </table:table-cell>
          <table:covered-table-cell/>
        </table:table-row>
        <table:table-row table:style-name="TableRow82">
          <table:table-cell table:style-name="TableCell83">
            <text:p text:style-name="P84">Каким критериям должна удовлетворять «хорошая»<text:s/>хэш-функция?</text:p>
          </table:table-cell>
          <table:table-cell table:style-name="TableCell85">
            <text:p text:style-name="P86">Равномерное распределение – для минимазации возможных коллизий (совпадений хэшкода различных объектов)</text:p>
          </table:table-cell>
        </table:table-row>
        <table:table-row table:style-name="TableRow87">
          <table:table-cell table:style-name="TableCell88">
            <text:p text:style-name="TableContents"><text:span text:style-name="T89">В чём причина популярности и широкого распространения кодировки<text:s/></text:span>UTF<text:span text:style-name="T90">-8?</text:span></text:p>
          </table:table-cell>
          <table:table-cell table:style-name="TableCell91">
            <text:p text:style-name="P92">В отличие от старых кодировок, большое количество поддерживаемых символов (использовать можно один символ<text:s/>почти любого алфавита,<text:s/>без всяких подстановок типа<text:s/>&amp;#1276<text:s/>)</text:p>
          </table:table-cell>
        </table:table-row>
        <text:soft-page-break/>
        <table:table-row table:style-name="TableRow93">
          <table:table-cell table:style-name="TableCell94">
            <text:p text:style-name="TableContents"><text:span text:style-name="T95">Сравните форматы<text:s/></text:span>XML<text:span text:style-name="T96"><text:s/></text:span><text:span text:style-name="T97">и<text:s/></text:span>JSON<text:span text:style-name="T98">.<text:s/></text:span><text:span text:style-name="T99">Когда какой использовать?</text:span></text:p>
          </table:table-cell>
          <table:table-cell table:style-name="TableCell100">
            <text:p text:style-name="TableContents"><text:span text:style-name="T101">С<text:s/></text:span>JSON<text:span text:style-name="T102"><text:s/>проще работать, формат нагляднее, проще обрабатывать на стороне клиента, добавление вызова функций вместе с отправкой ответа.</text:span></text:p>
            <text:p text:style-name="TableContents">XML<text:span text:style-name="T103"><text:s/>считается более тяжелым,</text:span><text:span text:style-name="T104"><text:s/>строгим,</text:span><text:span text:style-name="T105"><text:s/>но более безопасным.</text:span></text:p>
            <text:p text:style-name="TableContents"><text:span text:style-name="T106">Для клиентоориентированных приложений –<text:s/></text:span>JSON<text:span text:style-name="T107">.</text:span><text:span text:style-name="T108"><text:s/>Сервер –<text:s/></text:span>XML<text:span text:style-name="T109">.</text:span></text:p>
          </table:table-cell>
        </table:table-row>
        <table:table-row table:style-name="TableRow110">
          <table:table-cell table:style-name="TableCell111">
            <text:p text:style-name="TableContents"><text:span text:style-name="T112">Опишите что будет происходить «под капотом» после ввода адреса сайта в браузере и нажатия<text:s/></text:span>Enter<text:span text:style-name="T113">?</text:span></text:p>
          </table:table-cell>
          <table:table-cell table:style-name="TableCell114">
            <text:p text:style-name="TableContents"><text:span text:style-name="T115">Строка адреса разбивается на протокол, домен, поддомены, путь к ресурсу на сервере, параметры запроса. Происходит обращение к<text:s/></text:span>DNS<text:span text:style-name="T116"><text:s/></text:span><text:span text:style-name="T117">серверам для получения<text:s/></text:span>IP<text:span text:style-name="T118"><text:s/>нужного сервера.<text:s/></text:span></text:p>
            <text:p text:style-name="TableContents"><text:span text:style-name="T119">Далее отправляется<text:s/></text:span>GET<text:span text:style-name="T120"><text:s/>запрос на нужный сервер по указанному адресу (к ресурсу), с учетом параметров запроса, заголовков и т.п.</text:span></text:p>
            <text:p text:style-name="P121">На сервере происходит получение запроса, выбор нужного контроллера для обработки запроса в зависимости от пути к ресурсу и метода запроса.<text:s/></text:p>
            <text:p text:style-name="P122">Полученный запрос контроллер может переадресовать в сервис, в котором реализована бизнес-логика, сервис при необходимости обращается в репозиторий (через него в БД), подгружает/обновляет/обрабатывает ответ, отправляет результат в контроллер.<text:s/></text:p>
            <text:p text:style-name="TableContents"><text:span text:style-name="T123">Контроллер готовит ответ<text:s/></text:span><text:span text:style-name="T124">и направляет его вместе со статусом. Может непосредственно отображать во<text:s/></text:span>View<text:span text:style-name="T125">, выдавать страницу, наполнять страницу определенными данными, добавлять в модель атрибуты, отправлять ответ с телом (к примеру<text:s/></text:span>JSON<text:span text:style-name="T126">)</text:span><text:span text:style-name="T127"><text:s/>к фронту, который обработает и создаст необходимую<text:s/></text:span>html<text:span text:style-name="T128"><text:s/>страницу. Браузер пользователя (клиент) получает ответ и отображает подготовленную фронтом страницу. Пользователь видит после получения ответа, то что создал фронт.</text:span></text:p>
          </table:table-cell>
        </table:table-row>
      </table:table>
      <text:p text:style-name="P1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Win10Desktop</meta:initial-creator>
    <dc:creator>Win10Desktop</dc:creator>
    <meta:creation-date>2020-06-06T06:34:00Z</meta:creation-date>
    <dc:date>2020-06-06T06:35:00Z</dc:date>
    <meta:template xlink:href="Normal.dotm" xlink:type="simple"/>
    <meta:editing-cycles>3</meta:editing-cycles>
    <meta:editing-duration>PT360S</meta:editing-duration>
    <meta:document-statistic meta:page-count="2" meta:paragraph-count="7" meta:word-count="553" meta:character-count="3704" meta:row-count="26" meta:non-whitespace-character-count="3158"/>
  </office:meta>
</office:document-meta>
</file>